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0.889in"/>
    </style:style>
    <style:style style:name="co3" style:family="table-column">
      <style:table-column-properties fo:break-before="auto" style:column-width="1.4362in"/>
    </style:style>
    <style:style style:name="co4" style:family="table-column">
      <style:table-column-properties fo:break-before="auto" style:column-width="1.1126in"/>
    </style:style>
    <style:style style:name="co5" style:family="table-column">
      <style:table-column-properties fo:break-before="auto" style:column-width="1.1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6" style:family="table-cell" style:parent-style-name="Default" style:data-style-name="N135">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9" style:family="table-cell" style:parent-style-name="Default" style:data-style-name="N135">
      <style:table-cell-properties fo:background-color="#729fcf" style:text-align-source="fix" style:repeat-content="false"/>
      <style:paragraph-properties fo:text-align="start" fo:margin-left="0in"/>
      <style:text-properties style:font-name="Liberation Mono"/>
    </style:style>
    <style:style style:name="ce21" style:family="table-cell" style:parent-style-name="Default" style:data-style-name="N13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27">
      <style:table-cell-properties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2988in" svg:height="3.5429in" svg:x="18.9429in" svg:y="5.7661in">
            <draw:object draw:notify-on-update-of-ranges="'U-test'.Z3:'U-test'.Z3 'U-test'.Z3:'U-test'.Z3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2" table:number-columns-repeated="2" table:default-cell-style-name="ce2"/>
        <table:table-column table:style-name="co4" table:default-cell-style-name="ce2"/>
        <table:table-column table:style-name="co2" table:number-columns-repeated="5" table:default-cell-style-name="ce2"/>
        <table:table-column table:style-name="co5" table:default-cell-style-name="ce2"/>
        <table:table-column table:style-name="co2" table:number-columns-repeated="1009" table:default-cell-style-name="ce2"/>
        <table:table-column table:style-name="co2"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1001"/>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table:number-columns-repeated="998"/>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number-columns-repeated="997"/>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number-columns-repeated="997"/>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number-columns-repeated="997"/>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number-columns-repeated="997"/>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number-columns-repeated="997"/>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number-columns-repeated="997"/>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number-columns-repeated="997"/>
        </table:table-row>
        <table:table-row table:style-name="ro1">
          <table:table-cell office:value-type="string" calcext:value-type="string">
            <text:p>Sample 1 mean</text:p>
          </table:table-cell>
          <table:table-cell/>
          <table:table-cell table:style-name="ce6" table:formula="of:=AVERAGE([.$L$3:.$L$2050])" office:value-type="float" office:value="24.9285714285714" calcext:value-type="float">
            <text:p>24.92857</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an</text:p>
          </table:table-cell>
          <table:table-cell/>
          <table:table-cell table:style-name="ce6" table:formula="of:=AVERAGE([.$N$3:.$N$2050])" office:value-type="float" office:value="22.6785714285714" calcext:value-type="float">
            <text:p>22.67857</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number-columns-repeated="997"/>
        </table:table-row>
        <table:table-row table:style-name="ro1">
          <table:table-cell office:value-type="string" calcext:value-type="string">
            <text:p>Overall mean</text:p>
          </table:table-cell>
          <table:table-cell/>
          <table:table-cell table:style-name="ce6" table:formula="of:=AVERAGE([.I3:.J30])" office:value-type="float" office:value="23.8035714285714" calcext:value-type="float">
            <text:p>23.80357</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median</text:p>
          </table:table-cell>
          <table:table-cell/>
          <table:table-cell table:style-name="ce6" table:formula="of:=MEDIAN([.$L$3:.$L$2050])" office:value-type="float" office:value="26" calcext:value-type="float">
            <text:p>26.000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median</text:p>
          </table:table-cell>
          <table:table-cell/>
          <table:table-cell table:style-name="ce6" table:formula="of:=MEDIAN([.$N$3:.$N$2050])" office:value-type="float" office:value="20.5" calcext:value-type="float">
            <text:p>20.5000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number-columns-repeated="997"/>
        </table:table-row>
        <table:table-row table:style-name="ro1">
          <table:table-cell office:value-type="string" calcext:value-type="string">
            <text:p>Overall median</text:p>
          </table:table-cell>
          <table:table-cell/>
          <table:table-cell table:style-name="ce6" table:formula="of:=MEDIAN([.I3:.J30])" office:value-type="float" office:value="23.5" calcext:value-type="float">
            <text:p>23.5000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number-columns-repeated="997"/>
        </table:table-row>
        <table:table-row table:style-name="ro1">
          <table:table-cell office:value-type="string" calcext:value-type="string">
            <text:p>Sample 1 range</text:p>
          </table:table-cell>
          <table:table-cell/>
          <table:table-cell table:style-name="ce6" table:formula="of:=[.C9]-[.C7]" office:value-type="float" office:value="21" calcext:value-type="float">
            <text:p>21.000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number-columns-repeated="997"/>
        </table:table-row>
        <table:table-row table:style-name="ro1">
          <table:table-cell office:value-type="string" calcext:value-type="string">
            <text:p>Sample 2 range</text:p>
          </table:table-cell>
          <table:table-cell/>
          <table:table-cell table:style-name="ce6" table:formula="of:=[.C10]-[.C8]" office:value-type="float" office:value="18" calcext:value-type="float">
            <text:p>18.000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number-columns-repeated="997"/>
        </table:table-row>
        <table:table-row table:style-name="ro1">
          <table:table-cell office:value-type="string" calcext:value-type="string">
            <text:p>Overall range</text:p>
          </table:table-cell>
          <table:table-cell/>
          <table:table-cell table:style-name="ce6" table:formula="of:=MAX([.C9:.C10])-MIN([.C7:.C8])" office:value-type="float" office:value="21" calcext:value-type="float">
            <text:p>21.000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number-columns-repeated="997"/>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number-columns-repeated="997"/>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number-columns-repeated="997"/>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number-columns-repeated="997"/>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number-columns-repeated="997"/>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number-columns-repeated="997"/>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number-columns-repeated="997"/>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number-columns-repeated="997"/>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number-columns-repeated="997"/>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number-columns-repeated="997"/>
        </table:table-row>
        <table:table-row table:style-name="ro1">
          <table:table-cell office:value-type="string" calcext:value-type="string">
            <text:p>Area under Curve</text:p>
          </table:table-cell>
          <table:table-cell office:value-type="string" calcext:value-type="string">
            <text:p>AUC</text:p>
          </table:table-cell>
          <table:table-cell table:style-name="ce7" office:value-type="float" office:value="0.62121" calcext:value-type="float">
            <text:p>0.6212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number-columns-repeated="997"/>
        </table:table-row>
        <table:table-row table:style-name="ro1">
          <table:table-cell office:value-type="string" calcext:value-type="string">
            <text:p>Сommon language effect size ~= Area under curve</text:p>
          </table:table-cell>
          <table:table-cell office:value-type="string" calcext:value-type="string">
            <text:p>CLES/f</text:p>
          </table:table-cell>
          <table:table-cell table:style-name="ce6" table:formula="of:=[.C25]/[.C27]" office:value-type="float" office:value="0.605229591836735" calcext:value-type="float">
            <text:p>0.60523</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number-columns-repeated="997"/>
        </table:table-row>
        <table:table-row table:style-name="ro1">
          <table:table-cell office:value-type="string" calcext:value-type="string">
            <text:p>complement for f</text:p>
          </table:table-cell>
          <table:table-cell office:value-type="string" calcext:value-type="string">
            <text:p>u</text:p>
          </table:table-cell>
          <table:table-cell table:style-name="ce6" table:formula="of:=1-[.C30]" office:value-type="float" office:value="0.394770408163265" calcext:value-type="float">
            <text:p>0.39477</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number-columns-repeated="997"/>
        </table:table-row>
        <table:table-row table:style-name="ro1">
          <table:table-cell office:value-type="string" calcext:value-type="string">
            <text:p>Rank-biserial correlation (var 1)</text:p>
          </table:table-cell>
          <table:table-cell/>
          <table:table-cell table:style-name="ce6" table:formula="of:=ROUND([.C30]-[.C31];5)" office:value-type="float" office:value="0.21046" calcext:value-type="float">
            <text:p>0.21046</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number-columns-repeated="9"/>
          <table:table-cell table:formula="of:=SUM([.AA3:.AA31])"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2)</text:p>
          </table:table-cell>
          <table:table-cell/>
          <table:table-cell table:style-name="ce6" table:formula="of:=ROUND([.C30]-(1-[.C30]);5)" office:value-type="float" office:value="0.21046" calcext:value-type="float">
            <text:p>0.21046</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1007"/>
        </table:table-row>
        <table:table-row table:style-name="ro1">
          <table:table-cell office:value-type="string" calcext:value-type="string">
            <text:p>Rank-biserial correlation (var 3)</text:p>
          </table:table-cell>
          <table:table-cell/>
          <table:table-cell table:style-name="ce6" table:formula="of:=ROUND((2*[.C30])-1;5)" office:value-type="float" office:value="0.21046" calcext:value-type="float">
            <text:p>0.21046</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6" table:formula="of:=ROUND((2*[.C25])/([.C2]*[.C3])-1;5)" office:value-type="float" office:value="0.21046" calcext:value-type="float">
            <text:p>0.21046</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6" table:formula="of:=ROUND(1-(2*[.C26])/([.C2]*[.C3]);5)" office:value-type="float" office:value="0.21046" calcext:value-type="float">
            <text:p>0.21046</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9" table:formula="of:=[.C32]" office:value-type="float" office:value="0.21046" calcext:value-type="float">
            <text:p>0.21046</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formula="of:=([.C2]*[.C3])/(2)" office:value-type="float" office:value="392" calcext:value-type="float">
            <text:p>392</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6" table:formula="of:=((([.C2]*[.C3])*([.C2]+[.C3]+1))/(12))^(1/2)" office:value-type="float" office:value="61.0245852095694" calcext:value-type="float">
            <text:p>61.02459</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9" table:formula="of:=([.C41]*([.C42]-([.C43]/[.C44])))^(1/2)" office:value-type="float" office:value="60.921260656687" calcext:value-type="float">
            <text:p>60.92126</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formula="of:=([.C2]*[.C3])/(12)" office:value-type="float" office:value="65.3333333333333" calcext:value-type="float">
            <text:p>65.33333333333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formula="of:=[.C6]+1" office:value-type="float" office:value="57" calcext:value-type="float">
            <text:p>57</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formula="of:=SUM([.E36:.E49])" office:value-type="float" office:value="594" calcext:value-type="float">
            <text:p>594</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formula="of:=[.C6]*([.C6]-1)" office:value-type="float" office:value="3080" calcext:value-type="float">
            <text:p>308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formula="of:=(([.C28]-[.C38])-0.5)/([.C40])" office:value-type="float" office:value="-1.36241435428815" calcext:value-type="float">
            <text:p>-1.36241435428815</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0.05;&quot;rejected&quot;;[.C46]&gt;=0.05;&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T4:'U-test'.T109"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13" number:min-decimal-places="13" number:min-integer-digits="1"/>
    </number:number-style>
    <number:number-style style:name="N138">
      <number:number number:decimal-places="14" number:min-decimal-places="14" number:min-integer-digits="1"/>
    </number:number-style>
    <number:number-style style:name="N137">
      <number:number number:decimal-places="3" number:min-decimal-places="3" number:min-integer-digits="1"/>
    </number:number-style>
    <number:number-style style:name="N136">
      <number:number number:decimal-places="4" number:min-decimal-places="4" number:min-integer-digits="1"/>
    </number:number-style>
    <number:number-style style:name="N135">
      <number:number number:decimal-places="5" number:min-decimal-places="5" number:min-integer-digits="1"/>
    </number:number-style>
    <number:number-style style:name="N134">
      <number:number number:decimal-places="6" number:min-decimal-places="6" number:min-integer-digits="1"/>
    </number:number-style>
    <number:number-style style:name="N133">
      <number:number number:decimal-places="7" number:min-decimal-places="7" number:min-integer-digits="1"/>
    </number:number-style>
    <number:number-style style:name="N132">
      <number:number number:decimal-places="8" number:min-decimal-places="8" number:min-integer-digits="1"/>
    </number:number-style>
    <number:number-style style:name="N131">
      <number:number number:decimal-places="9" number:min-decimal-places="9" number:min-integer-digits="1"/>
    </number:number-style>
    <number:number-style style:name="N130">
      <number:number number:decimal-places="10" number:min-decimal-places="10" number:min-integer-digits="1"/>
    </number:number-style>
    <number:number-style style:name="N129">
      <number:number number:decimal-places="11" number:min-decimal-places="11" number:min-integer-digits="1"/>
    </number:number-style>
    <number:number-style style:name="N128">
      <number:number number:decimal-places="12" number:min-decimal-places="12" number:min-integer-digits="1"/>
    </number:number-style>
    <number:number-style style:name="N127">
      <number:number number:decimal-places="1" number:min-decimal-places="1" number:min-integer-digits="1"/>
    </number:number-style>
    <number:number-style style:name="N126">
      <number:number number:decimal-places="15" number:min-decimal-places="15" number:min-integer-digits="1"/>
    </number:number-style>
    <number:number-style style:name="N125">
      <number:number number:decimal-places="16" number:min-decimal-places="16" number:min-integer-digits="1"/>
    </number:number-style>
    <number:number-style style:name="N124">
      <number:number number:decimal-places="17" number:min-decimal-places="17" number:min-integer-digits="1"/>
    </number:number-style>
    <number:number-style style:name="N123">
      <number:number number:decimal-places="18" number:min-decimal-places="18" number:min-integer-digits="1"/>
    </number:number-style>
    <number:number-style style:name="N122">
      <number:number number:decimal-places="19" number:min-decimal-places="19" number:min-integer-digits="1"/>
    </number:number-style>
    <number:number-style style:name="N121">
      <number:number number:decimal-places="20" number:min-decimal-places="20"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5">00/00/0000</text:date>, <text:time style:data-style-name="N2" text:time-value="15:44:14.758341147">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6-05T20:03:57.923707000</dc:date>
    <meta:editing-duration>PT14H17M16S</meta:editing-duration>
    <meta:editing-cycles>24</meta:editing-cycles>
    <meta:generator>LibreOffice/7.3.3.2$Linux_X86_64 LibreOffice_project/30$Build-2</meta:generator>
    <meta:document-statistic meta:table-count="1" meta:cell-count="999"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1cm" svg:y="0.316cm" chart:style-name="ch2">
          <text:p>ROC Curve</text:p>
        </chart:title>
        <chart:plot-area chart:style-name="ch3" table:cell-range-address="'U-test'.Y3:'U-test'.Z31 'U-test'.A1:'U-test'.A1" chart:data-source-has-labels="row" svg:x="1.321cm" svg:y="1.301cm" svg:width="14.359cm" svg:height="6.548cm">
          <chart:coordinate-region svg:x="2.059cm" svg:y="1.504cm" svg:width="13.376cm" svg:height="5.692cm"/>
          <chart:axis chart:dimension="x" chart:name="primary-x" chart:style-name="ch4">
            <chart:title svg:x="7.099cm" svg:y="8.029cm" chart:style-name="ch5">
              <text:p>False Positive Rate</text:p>
            </chart:title>
          </chart:axis>
          <chart:axis chart:dimension="y" chart:name="primary-y" chart:style-name="ch6">
            <chart:title svg:x="0.451cm" svg:y="5.913cm" chart:style-name="ch7">
              <text:p>True Positive Rate</text:p>
            </chart:title>
            <chart:grid chart:style-name="ch8" chart:class="major"/>
          </chart:axis>
          <chart:series chart:style-name="ch9" chart:values-cell-range-address="'U-test'.Z3:'U-test'.Z31" chart:label-cell-address="'U-test'.Z3:'U-test'.Z3" chart:class="chart:scatter">
            <chart:domain table:cell-range-address="'U-test'.Y3:'U-test'.Y31 'U-test'.A1:'U-test'.A1"/>
            <chart:regression-curve chart:style-name="ch10">
              <chart:equation chart:display-equation="true" chart:display-r-square="true" svg:x="2.073cm" svg:y="1.563cm"/>
            </chart:regression-curv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 Column A</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Y3:'U-test'.Y31 'U-test'.A1:'U-test'.A1</svg:desc>
                </draw:g>
              </table:table-cell>
              <table:table-cell office:value-type="float" office:value="1">
                <text:p>1</text:p>
                <draw:g>
                  <svg:desc>'U-test'.Z3:'U-test'.Z31</svg:desc>
                </draw:g>
              </table:table-cell>
            </table:table-row>
            <table:table-row>
              <table:table-cell office:value-type="string">
                <text:p>2</text:p>
              </table:table-cell>
              <table:table-cell office:value-type="float" office:value="1">
                <text:p>1</text:p>
              </table:table-cell>
              <table:table-cell office:value-type="float" office:value="0.923076923076923">
                <text:p>0.923076923076923</text:p>
              </table:table-cell>
            </table:table-row>
            <table:table-row>
              <table:table-cell office:value-type="string">
                <text:p>3</text:p>
              </table:table-cell>
              <table:table-cell office:value-type="float" office:value="0.933333333333333">
                <text:p>0.933333333333333</text:p>
              </table:table-cell>
              <table:table-cell office:value-type="float" office:value="0.923076923076923">
                <text:p>0.923076923076923</text:p>
              </table:table-cell>
            </table:table-row>
            <table:table-row>
              <table:table-cell office:value-type="string">
                <text:p>4</text:p>
              </table:table-cell>
              <table:table-cell office:value-type="float" office:value="0.866666666666667">
                <text:p>0.866666666666667</text:p>
              </table:table-cell>
              <table:table-cell office:value-type="float" office:value="0.923076923076923">
                <text:p>0.923076923076923</text:p>
              </table:table-cell>
            </table:table-row>
            <table:table-row>
              <table:table-cell office:value-type="string">
                <text:p>5</text:p>
              </table:table-cell>
              <table:table-cell office:value-type="float" office:value="0.8">
                <text:p>0.8</text:p>
              </table:table-cell>
              <table:table-cell office:value-type="float" office:value="0.923076923076923">
                <text:p>0.923076923076923</text:p>
              </table:table-cell>
            </table:table-row>
            <table:table-row>
              <table:table-cell office:value-type="string">
                <text:p>6</text:p>
              </table:table-cell>
              <table:table-cell office:value-type="float" office:value="0.8">
                <text:p>0.8</text:p>
              </table:table-cell>
              <table:table-cell office:value-type="float" office:value="0.846153846153846">
                <text:p>0.846153846153846</text:p>
              </table:table-cell>
            </table:table-row>
            <table:table-row>
              <table:table-cell office:value-type="string">
                <text:p>7</text:p>
              </table:table-cell>
              <table:table-cell office:value-type="float" office:value="0.733333333333333">
                <text:p>0.733333333333333</text:p>
              </table:table-cell>
              <table:table-cell office:value-type="float" office:value="0.846153846153846">
                <text:p>0.846153846153846</text:p>
              </table:table-cell>
            </table:table-row>
            <table:table-row>
              <table:table-cell office:value-type="string">
                <text:p>8</text:p>
              </table:table-cell>
              <table:table-cell office:value-type="float" office:value="0.733333333333333">
                <text:p>0.733333333333333</text:p>
              </table:table-cell>
              <table:table-cell office:value-type="float" office:value="0.769230769230769">
                <text:p>0.769230769230769</text:p>
              </table:table-cell>
            </table:table-row>
            <table:table-row>
              <table:table-cell office:value-type="string">
                <text:p>9</text:p>
              </table:table-cell>
              <table:table-cell office:value-type="float" office:value="0.733333333333333">
                <text:p>0.733333333333333</text:p>
              </table:table-cell>
              <table:table-cell office:value-type="float" office:value="0.692307692307692">
                <text:p>0.692307692307692</text:p>
              </table:table-cell>
            </table:table-row>
            <table:table-row>
              <table:table-cell office:value-type="string">
                <text:p>10</text:p>
              </table:table-cell>
              <table:table-cell office:value-type="float" office:value="0.666666666666667">
                <text:p>0.666666666666667</text:p>
              </table:table-cell>
              <table:table-cell office:value-type="float" office:value="0.692307692307692">
                <text:p>0.692307692307692</text:p>
              </table:table-cell>
            </table:table-row>
            <table:table-row>
              <table:table-cell office:value-type="string">
                <text:p>11</text:p>
              </table:table-cell>
              <table:table-cell office:value-type="float" office:value="0.6">
                <text:p>0.6</text:p>
              </table:table-cell>
              <table:table-cell office:value-type="float" office:value="0.692307692307692">
                <text:p>0.692307692307692</text:p>
              </table:table-cell>
            </table:table-row>
            <table:table-row>
              <table:table-cell office:value-type="string">
                <text:p>12</text:p>
              </table:table-cell>
              <table:table-cell office:value-type="float" office:value="0.533333333333333">
                <text:p>0.533333333333333</text:p>
              </table:table-cell>
              <table:table-cell office:value-type="float" office:value="0.692307692307692">
                <text:p>0.692307692307692</text:p>
              </table:table-cell>
            </table:table-row>
            <table:table-row>
              <table:table-cell office:value-type="string">
                <text:p>13</text:p>
              </table:table-cell>
              <table:table-cell office:value-type="float" office:value="0.466666666666667">
                <text:p>0.466666666666667</text:p>
              </table:table-cell>
              <table:table-cell office:value-type="float" office:value="0.692307692307692">
                <text:p>0.692307692307692</text:p>
              </table:table-cell>
            </table:table-row>
            <table:table-row>
              <table:table-cell office:value-type="string">
                <text:p>14</text:p>
              </table:table-cell>
              <table:table-cell office:value-type="float" office:value="0.4">
                <text:p>0.4</text:p>
              </table:table-cell>
              <table:table-cell office:value-type="float" office:value="0.692307692307692">
                <text:p>0.692307692307692</text:p>
              </table:table-cell>
            </table:table-row>
            <table:table-row>
              <table:table-cell office:value-type="string">
                <text:p>15</text:p>
              </table:table-cell>
              <table:table-cell office:value-type="float" office:value="0.333333333333333">
                <text:p>0.333333333333333</text:p>
              </table:table-cell>
              <table:table-cell office:value-type="float" office:value="0.692307692307692">
                <text:p>0.692307692307692</text:p>
              </table:table-cell>
            </table:table-row>
            <table:table-row>
              <table:table-cell office:value-type="string">
                <text:p>16</text:p>
              </table:table-cell>
              <table:table-cell office:value-type="float" office:value="0.266666666666667">
                <text:p>0.266666666666667</text:p>
              </table:table-cell>
              <table:table-cell office:value-type="float" office:value="0.692307692307692">
                <text:p>0.692307692307692</text:p>
              </table:table-cell>
            </table:table-row>
            <table:table-row>
              <table:table-cell office:value-type="string">
                <text:p>17</text:p>
              </table:table-cell>
              <table:table-cell office:value-type="float" office:value="0.266666666666667">
                <text:p>0.266666666666667</text:p>
              </table:table-cell>
              <table:table-cell office:value-type="float" office:value="0.615384615384615">
                <text:p>0.615384615384615</text:p>
              </table:table-cell>
            </table:table-row>
            <table:table-row>
              <table:table-cell office:value-type="string">
                <text:p>18</text:p>
              </table:table-cell>
              <table:table-cell office:value-type="float" office:value="0.266666666666667">
                <text:p>0.266666666666667</text:p>
              </table:table-cell>
              <table:table-cell office:value-type="float" office:value="0.538461538461538">
                <text:p>0.538461538461538</text:p>
              </table:table-cell>
            </table:table-row>
            <table:table-row>
              <table:table-cell office:value-type="string">
                <text:p>19</text:p>
              </table:table-cell>
              <table:table-cell office:value-type="float" office:value="0.266666666666667">
                <text:p>0.266666666666667</text:p>
              </table:table-cell>
              <table:table-cell office:value-type="float" office:value="0.461538461538462">
                <text:p>0.461538461538462</text:p>
              </table:table-cell>
            </table:table-row>
            <table:table-row>
              <table:table-cell office:value-type="string">
                <text:p>20</text:p>
              </table:table-cell>
              <table:table-cell office:value-type="float" office:value="0.266666666666667">
                <text:p>0.266666666666667</text:p>
              </table:table-cell>
              <table:table-cell office:value-type="float" office:value="0.384615384615385">
                <text:p>0.384615384615385</text:p>
              </table:table-cell>
            </table:table-row>
            <table:table-row>
              <table:table-cell office:value-type="string">
                <text:p>21</text:p>
              </table:table-cell>
              <table:table-cell office:value-type="float" office:value="0.2">
                <text:p>0.2</text:p>
              </table:table-cell>
              <table:table-cell office:value-type="float" office:value="0.384615384615385">
                <text:p>0.384615384615385</text:p>
              </table:table-cell>
            </table:table-row>
            <table:table-row>
              <table:table-cell office:value-type="string">
                <text:p>22</text:p>
              </table:table-cell>
              <table:table-cell office:value-type="float" office:value="0.2">
                <text:p>0.2</text:p>
              </table:table-cell>
              <table:table-cell office:value-type="float" office:value="0.307692307692308">
                <text:p>0.307692307692308</text:p>
              </table:table-cell>
            </table:table-row>
            <table:table-row>
              <table:table-cell office:value-type="string">
                <text:p>23</text:p>
              </table:table-cell>
              <table:table-cell office:value-type="float" office:value="0.2">
                <text:p>0.2</text:p>
              </table:table-cell>
              <table:table-cell office:value-type="float" office:value="0.230769230769231">
                <text:p>0.230769230769231</text:p>
              </table:table-cell>
            </table:table-row>
            <table:table-row>
              <table:table-cell office:value-type="string">
                <text:p>24</text:p>
              </table:table-cell>
              <table:table-cell office:value-type="float" office:value="0.133333333333333">
                <text:p>0.133333333333333</text:p>
              </table:table-cell>
              <table:table-cell office:value-type="float" office:value="0.230769230769231">
                <text:p>0.230769230769231</text:p>
              </table:table-cell>
            </table:table-row>
            <table:table-row>
              <table:table-cell office:value-type="string">
                <text:p>25</text:p>
              </table:table-cell>
              <table:table-cell office:value-type="float" office:value="0.133333333333333">
                <text:p>0.133333333333333</text:p>
              </table:table-cell>
              <table:table-cell office:value-type="float" office:value="0.153846153846154">
                <text:p>0.153846153846154</text:p>
              </table:table-cell>
            </table:table-row>
            <table:table-row>
              <table:table-cell office:value-type="string">
                <text:p>26</text:p>
              </table:table-cell>
              <table:table-cell office:value-type="float" office:value="0.133333333333333">
                <text:p>0.133333333333333</text:p>
              </table:table-cell>
              <table:table-cell office:value-type="float" office:value="0.0769230769230769">
                <text:p>0.0769230769230769</text:p>
              </table:table-cell>
            </table:table-row>
            <table:table-row>
              <table:table-cell office:value-type="string">
                <text:p>27</text:p>
              </table:table-cell>
              <table:table-cell office:value-type="float" office:value="0.0666666666666667">
                <text:p>0.0666666666666667</text:p>
              </table:table-cell>
              <table:table-cell office:value-type="float" office:value="0.0769230769230769">
                <text:p>0.0769230769230769</text:p>
              </table:table-cell>
            </table:table-row>
            <table:table-row>
              <table:table-cell office:value-type="string">
                <text:p>28</text:p>
              </table:table-cell>
              <table:table-cell office:value-type="float" office:value="0">
                <text:p>0</text:p>
              </table:table-cell>
              <table:table-cell office:value-type="float" office:value="0.0769230769230769">
                <text:p>0.076923076923076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